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cm" fo:min-width="1.133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.994cm" fo:min-width="2.5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3cm" fo:min-width="1.134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.994cm" fo:min-width="2.509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3.241cm" fo:min-width="9.102cm"/>
    </style:style>
    <style:style style:name="gr7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0.913cm" fo:min-width="2.428cm" fo:padding-top="0.165cm" fo:padding-bottom="0.165cm" fo:padding-left="0.29cm" fo:padding-right="0.29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.884cm" fo:min-width="1.60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Verdana" fo:font-size="7pt"/>
    </style:style>
    <style:style style:name="P3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6" style:family="paragraph">
      <loext:graphic-properties draw:opacity="0%"/>
      <style:paragraph-properties fo:text-align="center"/>
      <style:text-properties fo:font-size="7pt"/>
    </style:style>
    <style:style style:name="P7" style:family="paragraph">
      <loext:graphic-properties draw:fill="none"/>
      <style:paragraph-properties fo:text-align="center"/>
      <style:text-properties fo:font-size="7pt"/>
    </style:style>
    <style:style style:name="P8" style:family="paragraph">
      <loext:graphic-properties draw:fill="solid" draw:fill-color="#ffffff" draw:opacity="0%"/>
      <style:paragraph-properties fo:text-align="center"/>
      <style:text-properties style:font-name="Verdana" fo:font-size="7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09cm" svg:height="1.244cm" svg:x="6.048cm" svg:y="5.089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008cm" svg:height="1.244cm" svg:x="5.698cm" svg:y="3.216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7.203cm" svg:y1="5.089cm" svg:x2="7.202cm" svg:y2="4.46cm" draw:start-shape="id1" draw:start-glue-point="4" draw:end-shape="id2" draw:end-glue-point="2" svg:d="M7203 5089l-1-629" svg:viewBox="0 0 2 630">
          <text:p/>
        </draw:connector>
        <draw:custom-shape draw:style-name="gr4" draw:text-style-name="P2" xml:id="id3" draw:id="id3" draw:layer="layout" svg:width="2.31cm" svg:height="1.244cm" svg:x="2.944cm" svg:y="5.089cm">
          <text:p text:style-name="P1"><text:span text:style-name="T1">LongNam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3.009cm" svg:height="1.244cm" svg:x="2.594cm" svg:y="3.216cm">
          <text:p text:style-name="P4"><text:span text:style-name="T2">Tank Ro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4.099cm" svg:y1="5.089cm" svg:x2="4.098cm" svg:y2="4.46cm" draw:start-shape="id3" draw:start-glue-point="4" draw:end-shape="id4" draw:end-glue-point="2" svg:d="M4099 5089l-1-629" svg:viewBox="0 0 2 630">
          <text:p/>
        </draw:connector>
        <draw:custom-shape draw:style-name="gr4" draw:text-style-name="P2" xml:id="id5" draw:id="id5" draw:layer="layout" svg:width="2.31cm" svg:height="1.244cm" svg:x="9.151cm" svg:y="5.089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3.009cm" svg:height="1.244cm" svg:x="8.801cm" svg:y="3.216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0.306cm" svg:y1="5.089cm" svg:x2="10.305cm" svg:y2="4.46cm" draw:start-shape="id5" draw:start-glue-point="4" draw:end-shape="id6" draw:end-glue-point="2" svg:d="M10306 5089l-1-629" svg:viewBox="0 0 2 630">
          <text:p/>
        </draw:connector>
        <draw:custom-shape draw:style-name="gr6" draw:text-style-name="P6" draw:layer="layout" svg:width="9.602cm" svg:height="3.491cm" svg:x="2.4cm" svg:y="3.001cm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7.203cm" svg:y1="6.491cm" svg:x2="7.204cm" svg:y2="7.639cm" svg:d="M7203 6491l1 1148" svg:viewBox="0 0 2 1149">
          <text:p/>
        </draw:connector>
        <draw:custom-shape draw:style-name="gr7" draw:text-style-name="P3" xml:id="id13" draw:id="id13" draw:layer="layout" svg:width="3.008cm" svg:height="1.243cm" svg:x="5.703cm" svg:y="7.691cm">
          <text:p text:style-name="P1"><text:span text:style-name="T1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309cm" svg:height="1.244cm" svg:x="19.686cm" svg:y="5.091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3.008cm" svg:height="1.244cm" svg:x="19.336cm" svg:y="3.218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0.841cm" svg:y1="5.091cm" svg:x2="20.84cm" svg:y2="4.462cm" draw:start-shape="id7" draw:start-glue-point="4" draw:end-shape="id8" draw:end-glue-point="2" svg:d="M20841 5091l-1-629" svg:viewBox="0 0 2 630">
          <text:p/>
        </draw:connector>
        <draw:custom-shape draw:style-name="gr4" draw:text-style-name="P2" xml:id="id9" draw:id="id9" draw:layer="layout" svg:width="2.31cm" svg:height="1.244cm" svg:x="16.582cm" svg:y="5.091cm">
          <text:p text:style-name="P1"><text:span text:style-name="T1">LongNam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3.009cm" svg:height="1.244cm" svg:x="16.232cm" svg:y="3.218cm">
          <text:p text:style-name="P4"><text:span text:style-name="T2">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7.737cm" svg:y1="5.091cm" svg:x2="17.736cm" svg:y2="4.462cm" draw:start-shape="id9" draw:start-glue-point="4" draw:end-shape="id10" draw:end-glue-point="2" svg:d="M17737 5091l-1-629" svg:viewBox="0 0 2 630">
          <text:p/>
        </draw:connector>
        <draw:custom-shape draw:style-name="gr4" draw:text-style-name="P2" xml:id="id11" draw:id="id11" draw:layer="layout" svg:width="2.31cm" svg:height="1.244cm" svg:x="22.789cm" svg:y="5.091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3.009cm" svg:height="1.244cm" svg:x="22.439cm" svg:y="3.218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23.944cm" svg:y1="5.091cm" svg:x2="23.943cm" svg:y2="4.462cm" draw:start-shape="id11" draw:start-glue-point="4" draw:end-shape="id12" draw:end-glue-point="2" svg:d="M23944 5091l-1-629" svg:viewBox="0 0 2 630">
          <text:p/>
        </draw:connector>
        <draw:custom-shape draw:style-name="gr6" draw:text-style-name="P6" draw:layer="layout" svg:width="9.602cm" svg:height="3.491cm" svg:x="16.038cm" svg:y="3.003cm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41cm" svg:y1="6.493cm" svg:x2="20.842cm" svg:y2="7.641cm" svg:d="M20841 6493l1 1148" svg:viewBox="0 0 2 1149">
          <text:p/>
        </draw:connector>
        <draw:custom-shape draw:style-name="gr7" draw:text-style-name="P3" xml:id="id15" draw:id="id15" draw:layer="layout" svg:width="3.008cm" svg:height="1.243cm" svg:x="19.341cm" svg:y="7.693cm">
          <text:p text:style-name="P1"><text:span text:style-name="T1">Ifc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4" draw:id="id14" draw:layer="layout" svg:width="4.211cm" svg:height="2.266cm" svg:x="11.951cm" svg:y="7.174cm">
          <text:p text:style-name="P1"><text:span text:style-name="T1">GetConnectedOpeningElem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9" draw:layer="layout" draw:type="line" svg:x1="8.711cm" svg:y1="8.312cm" svg:x2="11.951cm" svg:y2="8.307cm" draw:start-shape="id13" draw:start-glue-point="1" draw:end-shape="id14" draw:end-glue-point="5" svg:d="M8711 8312l3240-5" svg:viewBox="0 0 3241 6">
          <text:p/>
        </draw:connector>
        <draw:connector draw:style-name="gr3" draw:text-style-name="P9" draw:layer="layout" draw:type="line" svg:x1="19.341cm" svg:y1="8.314cm" svg:x2="16.162cm" svg:y2="8.307cm" draw:start-shape="id15" draw:start-glue-point="3" draw:end-shape="id14" draw:end-glue-point="7" svg:d="M19341 8314l-3179-7" svg:viewBox="0 0 3180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9:46:57.009000000</meta:creation-date>
    <dc:date>2018-11-28T12:34:26.897000000</dc:date>
    <meta:editing-duration>PT45S</meta:editing-duration>
    <meta:editing-cycles>2</meta:editing-cycles>
    <meta:generator>LibreOffice/6.1.2.1$Windows_X86_64 LibreOffice_project/65905a128db06ba48db947242809d14d3f9a93fe</meta:generator>
    <meta:document-statistic meta:object-count="27"/>
  </office:meta>
</office:document-meta>
</file>